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4.178cm" style:rel-column-width="48901*"/>
    </style:style>
    <style:style style:name="Tableau3.B" style:family="table-column">
      <style:table-column-properties style:column-width="4.822cm" style:rel-column-width="16634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3.067cm" style:rel-column-width="45069*"/>
    </style:style>
    <style:style style:name="Tableau7.B" style:family="table-column">
      <style:table-column-properties style:column-width="5.934cm" style:rel-column-width="20466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7.13cm"/>
    </style:style>
    <style:style style:name="Tableau5.B" style:family="table-column">
      <style:table-column-properties style:column-width="4.322cm"/>
    </style:style>
    <style:style style:name="Tableau5.C" style:family="table-column">
      <style:table-column-properties style:column-width="1.616cm"/>
    </style:style>
    <style:style style:name="Tableau5.D" style:family="table-column">
      <style:table-column-properties style:column-width="5.939cm"/>
    </style:style>
    <style:style style:name="Tableau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5.D1" style:family="table-cell">
      <style:table-cell-properties fo:background-color="#fff5f0" fo:padding="0.097cm" fo:border="0.05pt solid #999999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5.D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" style:family="table">
      <style:table-properties style:width="18.99cm" table:align="left"/>
    </style:style>
    <style:style style:name="Tableau2.A" style:family="table-column">
      <style:table-column-properties style:column-width="7.13cm"/>
    </style:style>
    <style:style style:name="Tableau2.B" style:family="table-column">
      <style:table-column-properties style:column-width="1.94cm"/>
    </style:style>
    <style:style style:name="Tableau2.C" style:family="table-column">
      <style:table-column-properties style:column-width="2.381cm"/>
    </style:style>
    <style:style style:name="Tableau2.D" style:family="table-column">
      <style:table-column-properties style:column-width="1.616cm"/>
    </style:style>
    <style:style style:name="Tableau2.E" style:family="table-column">
      <style:table-column-properties style:column-width="1.764cm"/>
    </style:style>
    <style:style style:name="Tableau2.F" style:family="table-column">
      <style:table-column-properties style:column-width="1.647cm"/>
    </style:style>
    <style:style style:name="Tableau2.G" style:family="table-column">
      <style:table-column-properties style:column-width="2.512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2.G1" style:family="table-cell">
      <style:table-cell-properties fo:background-color="#fff5f0" fo:padding="0.097cm" fo:border="0.05pt solid #999999">
        <style:background-image/>
      </style:table-cell-properties>
    </style:style>
    <style:style style:name="Tableau2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2.3" style:family="table-row">
      <style:table-row-properties style:min-row-height="0.081cm" fo:keep-together="always"/>
    </style:style>
    <style:style style:name="Tableau2.A3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G3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A4" style:family="table-cell" style:data-style-name="N100">
      <style:table-cell-properties fo:background-color="transparent" fo:padding="0.097cm" fo:border-left="0.05pt solid #999999" fo:border-right="0.05pt solid #999999" fo:border-top="0.05pt solid #999999" fo:border-bottom="2.5pt solid #333333">
        <style:background-image/>
      </style:table-cell-properties>
    </style:style>
    <style:style style:name="Tableau2.10" style:family="table-row">
      <style:table-row-properties style:min-row-height="0.212cm" fo:keep-together="always"/>
    </style:style>
    <style:style style:name="Tableau2.A10" style:family="table-cell" style:data-style-name="N100">
      <style:table-cell-properties fo:background-color="#80808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14" style:family="table-row">
      <style:table-row-properties style:min-row-height="0.579cm" fo:keep-together="always"/>
    </style:style>
    <style:style style:name="Tableau2.A15" style:family="table-cell" style:data-style-name="N100">
      <style:table-cell-properties fo:background-color="#fffafa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18" style:family="table-row">
      <style:table-row-properties style:min-row-height="0.397cm" fo:keep-together="always"/>
    </style:style>
    <style:style style:name="Tableau4" style:family="table">
      <style:table-properties style:width="7.541cm" fo:margin-left="11.449cm" table:align="left" style:may-break-between-rows="false"/>
    </style:style>
    <style:style style:name="Tableau4.A" style:family="table-column">
      <style:table-column-properties style:column-width="3.387cm"/>
    </style:style>
    <style:style style:name="Tableau4.B" style:family="table-column">
      <style:table-column-properties style:column-width="4.154cm"/>
    </style:style>
    <style:style style:name="Tableau4.A1" style:family="table-cell" style:data-style-name="N100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B1" style:family="table-cell" style:data-style-name="N100">
      <style:table-cell-properties fo:padding="0.097cm" fo:border="0.05pt solid #999999"/>
    </style:style>
    <style:style style:name="Tableau4.A2" style:family="table-cell" style:data-style-name="N100">
      <style:table-cell-properties fo:background-color="#fff5f0" fo:padding="0.097cm" fo:border-left="0.05pt solid #999999" fo:border-right="none" fo:border-top="none" fo:border-bottom="0.05pt solid #999999">
        <style:background-image/>
      </style:table-cell-properties>
    </style:style>
    <style:style style:name="Tableau4.B2" style:family="table-cell" style:data-style-name="N100">
      <style:table-cell-properties fo:padding="0.097cm" fo:border-left="0.05pt solid #999999" fo:border-right="0.05pt solid #999999" fo:border-top="none" fo:border-bottom="0.05pt solid #999999"/>
    </style:style>
    <style:style style:name="Tableau4.3" style:family="table-row">
      <style:table-row-properties fo:background-color="#fff5f0">
        <style:background-image/>
      </style:table-row-properties>
    </style:style>
    <style:style style:name="Tableau4.B3" style:family="table-cell" style:data-style-name="N100">
      <style:table-cell-properties fo:padding="0.097cm" fo:border-left="0.05pt solid #999999" fo:border-right="0.05pt solid #999999" fo:border-top="none" fo:border-bottom="0.05pt solid #999999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Calibri" fo:font-size="16pt" officeooo:paragraph-rsid="00a425d6" style:font-size-asian="10pt" style:font-size-complex="16pt"/>
    </style:style>
    <style:style style:name="P5" style:family="paragraph" style:parent-style-name="Table_20_Contents">
      <style:text-properties style:font-name="Calibri" fo:font-size="16pt" officeooo:paragraph-rsid="00f4b71e" style:font-size-asian="10pt" style:font-size-complex="16pt"/>
    </style:style>
    <style:style style:name="P6" style:family="paragraph" style:parent-style-name="Table_20_Contents">
      <style:text-properties style:font-name="Calibri" fo:font-size="16pt" style:font-size-complex="16pt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6pt" fo:font-weight="normal" officeooo:paragraph-rsid="00cacf93" style:font-size-asian="16pt" style:font-weight-asian="normal" style:font-size-complex="16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0ab22d6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0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0e8215e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0eb39c7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0f6afed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126d79f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52537" officeooo:paragraph-rsid="01152537" style:font-size-asian="10.5pt" style:font-weight-asian="bold" style:font-size-complex="10.5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26d79f" style:font-size-asian="10.5pt" style:font-weight-asian="bold" style:font-size-complex="10.5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9a16d3" style:font-size-asian="10.5pt" style:font-style-asian="normal" style:font-weight-asian="bold" style:font-size-complex="10.5pt" style:font-style-complex="normal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f4b71e" style:font-size-asian="10.5pt" style:font-style-asian="normal" style:font-weight-asian="bold" style:font-size-complex="10.5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300d16" officeooo:paragraph-rsid="010ae6c1" style:font-size-asian="10.5pt" style:font-style-asian="normal" style:font-weight-asian="bold" style:font-size-complex="10.5pt" style:font-style-complex="normal" style:font-weight-complex="bold"/>
    </style:style>
    <style:style style:name="P22" style:family="paragraph" style:parent-style-name="Table_20_Contents">
      <style:text-properties style:font-name="Calibri" fo:font-size="10pt" fo:font-style="normal" fo:font-weight="normal" officeooo:rsid="003ad84c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0ae6c1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d015b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4b71e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06b4cc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1b2100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1b7f4d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bdd50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text-properties style:font-name="Calibri" fo:font-size="10pt" fo:font-style="normal" fo:font-weight="normal" officeooo:rsid="003f7786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text-properties style:font-name="Calibri" fo:font-size="10pt" fo:font-style="normal" fo:font-weight="normal" officeooo:rsid="003f7786" officeooo:paragraph-rsid="0106b4cc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text-properties style:font-name="Calibri" fo:font-size="10pt" fo:font-style="normal" fo:font-weight="normal" officeooo:rsid="003f7786" officeooo:paragraph-rsid="01051a1a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text-properties style:font-name="Calibri" fo:font-size="10pt" fo:font-style="normal" fo:font-weight="normal" officeooo:rsid="003f7786" officeooo:paragraph-rsid="016373f6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text-properties style:font-name="Calibri" fo:font-size="10pt" fo:font-style="normal" fo:font-weight="normal" officeooo:rsid="003f7786" officeooo:paragraph-rsid="0185d726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text-properties style:font-name="Calibri" fo:font-size="10pt" fo:font-style="normal" fo:font-weight="normal" officeooo:rsid="003f7786" officeooo:paragraph-rsid="00fc4478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text-properties style:font-name="Calibri" fo:font-size="10pt" fo:font-style="normal" fo:font-weight="normal" officeooo:rsid="003f7786" officeooo:paragraph-rsid="0186113d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text-properties style:font-name="Calibri" fo:font-size="10pt" fo:font-style="normal" fo:font-weight="normal" officeooo:paragraph-rsid="00f4b71e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style:text-properties style:font-name="Calibri" fo:font-size="10pt" fo:font-style="normal" fo:font-weight="normal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9a16d3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9a16d3" officeooo:paragraph-rsid="01051a1a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>
      <style:text-properties style:font-name="Calibri" fo:font-size="10pt" fo:font-style="normal" fo:font-weight="normal" officeooo:paragraph-rsid="01032d43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able_20_Contents">
      <style:text-properties style:font-name="Calibri" fo:font-size="10pt" fo:font-style="normal" fo:font-weight="normal" officeooo:paragraph-rsid="0186113d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Table_20_Contents">
      <style:text-properties style:font-name="Calibri" fo:font-size="10pt" fo:font-style="normal" fo:font-weight="normal" officeooo:rsid="016e8e28" officeooo:paragraph-rsid="0185d726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00d16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f6afed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9fab3d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52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53" style:family="paragraph" style:parent-style-name="Table_20_Contents">
      <style:paragraph-properties fo:text-align="end" style:justify-single-word="false"/>
      <style:text-properties style:font-name="Calibri" fo:font-size="10pt" officeooo:paragraph-rsid="001b88f9" style:font-size-asian="10pt" style:font-size-complex="10pt"/>
    </style:style>
    <style:style style:name="P54" style:family="paragraph" style:parent-style-name="Table_20_Contents">
      <style:paragraph-properties fo:text-align="end" style:justify-single-word="false"/>
      <style:text-properties style:font-name="Calibri" fo:font-size="10pt" officeooo:paragraph-rsid="00ab22d6" style:font-size-asian="10pt" style:font-size-complex="10pt"/>
    </style:style>
    <style:style style:name="P55" style:family="paragraph" style:parent-style-name="Table_20_Contents">
      <style:paragraph-properties fo:text-align="start" style:justify-single-word="false"/>
      <style:text-properties style:font-name="Calibri" fo:font-size="10pt" officeooo:paragraph-rsid="010172c2" style:font-size-asian="10pt" style:font-size-complex="10pt"/>
    </style:style>
    <style:style style:name="P56" style:family="paragraph" style:parent-style-name="Table_20_Contents">
      <style:paragraph-properties fo:text-align="start" style:justify-single-word="false"/>
      <style:text-properties style:font-name="Calibri" fo:font-size="10pt" officeooo:paragraph-rsid="01051a1a" style:font-size-asian="10pt" style:font-size-complex="10pt"/>
    </style:style>
    <style:style style:name="P57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14bdd50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0ab22d6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Calibri" fo:font-size="8pt" officeooo:paragraph-rsid="001b88f9" style:font-size-asian="8pt" style:font-size-complex="8pt"/>
    </style:style>
    <style:style style:name="P60" style:family="paragraph" style:parent-style-name="Table_20_Contents">
      <style:paragraph-properties fo:text-align="end" style:justify-single-word="false"/>
      <style:text-properties style:font-name="Calibri" fo:font-size="8pt" officeooo:paragraph-rsid="01173850" style:font-size-asian="8pt" style:font-size-complex="8pt"/>
    </style:style>
    <style:style style:name="P61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62" style:family="paragraph" style:parent-style-name="Table_20_Contents">
      <style:paragraph-properties fo:text-align="end" style:justify-single-word="false"/>
      <style:text-properties style:font-name="Calibri" fo:font-size="9pt" officeooo:rsid="00300d16" officeooo:paragraph-rsid="0115cbef" style:font-size-asian="9pt" style:font-size-complex="9pt"/>
    </style:style>
    <style:style style:name="P63" style:family="paragraph" style:parent-style-name="Table_20_Contents">
      <style:paragraph-properties fo:text-align="end" style:justify-single-word="false"/>
      <style:text-properties style:font-name="Calibri" fo:font-size="9pt" officeooo:paragraph-rsid="0115cbef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style:font-name="Calibri" fo:font-size="7pt" officeooo:paragraph-rsid="01152537" style:font-size-asian="7pt" style:font-size-complex="7pt"/>
    </style:style>
    <style:style style:name="P65" style:family="paragraph" style:parent-style-name="Table_20_Contents">
      <style:text-properties fo:font-size="2pt" officeooo:rsid="016a0088" style:font-size-asian="2pt" style:font-size-complex="2pt"/>
    </style:style>
    <style:style style:name="P66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margin-left="0.123cm" fo:margin-right="-0.009cm" fo:text-align="justify" style:justify-single-word="false" fo:text-indent="0cm" style:auto-text-indent="false"/>
      <style:text-properties style:font-name="Calibri" fo:font-size="9pt" fo:font-style="italic" fo:font-weight="bold" officeooo:paragraph-rsid="010d9365" style:font-size-asian="9pt" style:font-style-asian="italic" style:font-weight-asian="bold" style:font-size-complex="9pt" style:font-style-complex="italic" style:font-weight-complex="bold"/>
    </style:style>
    <style:style style:name="P68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70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71" style:family="paragraph" style:parent-style-name="Standard">
      <style:text-properties style:font-name="Calibri" officeooo:paragraph-rsid="003ad84c"/>
    </style:style>
    <style:style style:name="P72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officeooo:paragraph-rsid="009eab00" style:font-size-asian="10pt" style:font-size-complex="10pt"/>
    </style:style>
    <style:style style:name="P74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officeooo:paragraph-rsid="011982f7" style:font-size-asian="10pt" style:font-size-complex="10pt"/>
    </style:style>
    <style:style style:name="P75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officeooo:paragraph-rsid="0199ce14" style:font-size-asian="10pt" style:font-size-complex="10pt"/>
    </style:style>
    <style:style style:name="P76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08aae2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c51737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0ef8b31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05fd4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08aae2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88b0a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9ce14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320d5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501d7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88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99ce14" style:font-size-asian="10pt" style:font-size-complex="16pt"/>
    </style:style>
    <style:style style:name="P89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officeooo:paragraph-rsid="01c51737"/>
    </style:style>
    <style:style style:name="P90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fo:font-size="10pt" officeooo:paragraph-rsid="01c51737" style:font-size-asian="10pt" style:font-size-complex="10pt"/>
    </style:style>
    <style:style style:name="P91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use-window-font-color="true" style:font-name="Calibri" fo:font-size="10pt" fo:font-style="normal" fo:font-weight="normal" officeooo:rsid="003ad84c" officeooo:paragraph-rsid="01c51737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Text_20_body">
      <style:text-properties fo:font-size="2pt" style:font-size-asian="1.75pt" style:font-size-complex="2pt"/>
    </style:style>
    <style:style style:name="P93" style:family="paragraph" style:parent-style-name="Table_20_Contents">
      <style:paragraph-properties fo:margin-left="0.794cm" fo:margin-right="0cm" fo:text-align="start" style:justify-single-word="false" fo:text-indent="0cm" style:auto-text-indent="false"/>
      <style:text-properties style:font-name="Calibri" fo:font-size="10pt" officeooo:rsid="00300d16" officeooo:paragraph-rsid="01a0d42c" style:font-size-asian="10pt" style:font-size-complex="10pt"/>
    </style:style>
    <style:style style:name="P94" style:family="paragraph" style:parent-style-name="Standard">
      <style:paragraph-properties fo:text-align="justify" style:justify-single-word="false" fo:background-color="#fffafa" fo:padding="0.049cm" fo:border="0.06pt solid #999999" style:shadow="none">
        <style:tab-stops/>
        <style:background-image/>
      </style:paragraph-properties>
      <style:text-properties style:font-name="Calibri" fo:font-size="10pt" fo:font-weight="bold" officeooo:paragraph-rsid="014bdd50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margin-left="0.27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left="0.273cm" fo:margin-right="-0.009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10pt" fo:font-style="normal" fo:font-weight="normal" officeooo:rsid="00300d16" officeooo:paragraph-rsid="01dd8a4e" style:font-size-asian="10pt" style:font-style-asian="normal" style:font-weight-asian="normal" style:font-size-complex="10pt" style:font-style-complex="normal" style:font-weight-complex="normal"/>
    </style:style>
    <style:style style:name="P97" style:family="paragraph" style:parent-style-name="Table_20_Contents">
      <style:paragraph-properties fo:margin-left="0.273cm" fo:margin-right="-0.009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10pt" fo:font-style="normal" fo:font-weight="normal" officeooo:rsid="00300d16" officeooo:paragraph-rsid="01e01fa7" style:font-size-asian="10pt" style:font-style-asian="normal" style:font-weight-asian="normal" style:font-size-complex="10pt" style:font-style-complex="normal" style:font-weight-complex="normal"/>
    </style:style>
    <style:style style:name="P98" style:family="paragraph" style:parent-style-name="Table_20_Contents">
      <style:paragraph-properties fo:margin-left="0.273cm" fo:margin-right="-0.009cm" fo:text-align="end" style:justify-single-word="false" fo:text-indent="0cm" style:auto-text-indent="false" fo:background-color="transparent">
        <style:tab-stops/>
        <style:background-image/>
      </style:paragraph-properties>
      <style:text-properties fo:color="#666666" style:font-name="Calibri" fo:font-size="6pt" fo:font-style="italic" fo:font-weight="normal" officeooo:rsid="01e20832" officeooo:paragraph-rsid="01e01fa7" style:font-size-asian="6pt" style:font-style-asian="italic" style:font-weight-asian="normal" style:font-size-complex="6pt" style:font-style-complex="italic" style:font-weight-complex="normal"/>
    </style:style>
    <style:style style:name="P99" style:family="paragraph" style:parent-style-name="Table_20_Contents">
      <style:paragraph-properties fo:margin-left="0.168cm" fo:margin-right="-0.009cm" fo:text-indent="0cm" style:auto-text-indent="false"/>
      <style:text-properties fo:font-size="10pt" style:font-size-asian="10pt" style:font-size-complex="10pt"/>
    </style:style>
    <style:style style:name="P100" style:family="paragraph" style:parent-style-name="Table_20_Contents">
      <style:paragraph-properties fo:margin-left="0.27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9pt" fo:font-style="italic" fo:font-weight="normal" officeooo:rsid="00300d16" officeooo:paragraph-rsid="01d46759" style:font-size-asian="9pt" style:font-style-asian="italic" style:font-weight-asian="normal" style:font-size-complex="9pt" style:font-style-complex="italic" style:font-weight-complex="normal"/>
    </style:style>
    <style:style style:name="P10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389664" style:font-size-asian="10pt" style:font-style-asian="normal" style:font-weight-asian="normal" style:font-size-complex="10pt" style:font-style-complex="normal" style:font-weight-complex="normal"/>
    </style:style>
    <style:style style:name="P10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f176dd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Table_20_Contents">
      <style:paragraph-properties fo:text-align="start" style:justify-single-word="false"/>
      <style:text-properties style:font-name="Calibri" fo:font-size="10pt" fo:font-weight="normal" officeooo:rsid="0126d79f" officeooo:paragraph-rsid="01389664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text-align="start" style:justify-single-word="false"/>
      <style:text-properties style:font-name="Calibri" fo:font-size="10pt" fo:font-weight="normal" officeooo:rsid="0126d79f" officeooo:paragraph-rsid="01f176dd" style:font-size-asian="10pt" style:font-weight-asian="normal" style:font-size-complex="10pt" style:font-weight-complex="normal"/>
    </style:style>
    <style:style style:name="P105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1f176dd" style:font-size-asian="10.5pt" style:font-style-asian="normal" style:font-weight-asian="bold" style:font-size-complex="10.5pt" style:font-style-complex="normal" style:font-weight-complex="bold"/>
    </style:style>
    <style:style style:name="P106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f176dd" style:font-size-asian="10.5pt" style:font-weight-asian="bold" style:font-size-complex="10.5pt" style:font-weight-complex="bold"/>
    </style:style>
    <style:style style:name="T1" style:family="text">
      <style:text-properties officeooo:rsid="01bf62df"/>
    </style:style>
    <style:style style:name="T2" style:family="text">
      <style:text-properties officeooo:rsid="01b819d5"/>
    </style:style>
    <style:style style:name="T3" style:family="text">
      <style:text-properties officeooo:rsid="00b57d82"/>
    </style:style>
    <style:style style:name="T4" style:family="text">
      <style:text-properties fo:font-size="10pt" officeooo:rsid="00300d16" style:font-size-asian="10pt" style:font-size-complex="10pt"/>
    </style:style>
    <style:style style:name="T5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normal" fo:font-weight="normal" officeooo:rsid="0199ce14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fo:font-style="normal" officeooo:rsid="00300d16" style:font-size-asian="10pt" style:font-style-asian="normal" style:font-size-complex="10pt" style:font-style-complex="normal"/>
    </style:style>
    <style:style style:name="T9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10" style:family="text">
      <style:text-properties fo:font-size="8pt" officeooo:rsid="00300d16" style:font-size-asian="8pt" style:font-size-complex="8pt"/>
    </style:style>
    <style:style style:name="T11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Calibri" fo:font-size="10pt" style:font-size-asian="10pt" style:font-size-complex="10pt"/>
    </style:style>
    <style:style style:name="T13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style:font-name="Calibri" fo:font-style="normal" fo:font-weight="normal" officeooo:rsid="003ad84c" style:font-style-asian="normal" style:font-weight-asian="normal" style:font-style-complex="normal" style:font-weight-complex="normal"/>
    </style:style>
    <style:style style:name="T16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0f4b71e" style:font-size-asian="16pt" style:font-weight-asian="bold" style:font-size-complex="16pt" style:font-weight-complex="bold"/>
    </style:style>
    <style:style style:name="T18" style:family="text">
      <style:text-properties officeooo:rsid="00e79c12"/>
    </style:style>
    <style:style style:name="T19" style:family="text">
      <style:text-properties officeooo:rsid="00f4b71e"/>
    </style:style>
    <style:style style:name="T20" style:family="text">
      <style:text-properties officeooo:rsid="00f5b1f6"/>
    </style:style>
    <style:style style:name="T21" style:family="text">
      <style:text-properties officeooo:rsid="00f6afe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a16d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199ce14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12f134b" style:font-style-asian="normal" style:font-style-complex="normal"/>
    </style:style>
    <style:style style:name="T27" style:family="text">
      <style:text-properties officeooo:rsid="0108e264"/>
    </style:style>
    <style:style style:name="T28" style:family="text">
      <style:text-properties style:use-window-font-color="true" style:font-name="Calibri"/>
    </style:style>
    <style:style style:name="T29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30" style:family="text">
      <style:text-properties officeooo:rsid="0126d79f"/>
    </style:style>
    <style:style style:name="T31" style:family="text">
      <style:text-properties officeooo:rsid="012f134b"/>
    </style:style>
    <style:style style:name="T32" style:family="text">
      <style:text-properties fo:font-weight="bold" officeooo:rsid="01477906" style:font-weight-asian="bold" style:font-weight-complex="bold"/>
    </style:style>
    <style:style style:name="T33" style:family="text">
      <style:text-properties fo:font-weight="bold" officeooo:rsid="00c8eed2" style:font-weight-asian="bold" style:font-weight-complex="bold"/>
    </style:style>
    <style:style style:name="T34" style:family="text">
      <style:text-properties fo:font-weight="bold" officeooo:rsid="003ad84c" style:font-weight-asian="bold" style:font-weight-complex="bold"/>
    </style:style>
    <style:style style:name="T35" style:family="text">
      <style:text-properties officeooo:rsid="01b07753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.199cm" fo:margin-right="0.101cm" fo:margin-top="0.101cm" fo:margin-bottom="0.199cm" style:run-through="foreground" style:protect="content" style:wrap="left" style:number-wrapped-paragraphs="no-limit" style:vertical-pos="top" style:vertical-rel="paragraph" style:horizontal-pos="right" style:horizontal-rel="paragraph" fo:background-color="transparent" style:background-transparency="100%" fo:padding="0cm" fo:border="none" style:shadow="none" style:flow-with-text="true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"><text:span text:style-name="T29"><text:text-input text:description="&lt;company.name&gt;">Company Name</text:text-input></text:span><text:span text:style-name="T14"><text:line-break/></text:span><text:span text:style-name="T13"><text:text-input text:description="&lt;company.street&gt;">Street</text:text-input></text:span><text:span text:style-name="T13"> </text:span><text:span text:style-name="T13"><text:text-input text:description="&lt;company.street2&gt;">street2</text:text-input></text:span><text:span text:style-name="T13"><text:line-break/></text:span><text:span text:style-name="T13"><text:text-input text:description="&lt;company.zip&gt;">Zip</text:text-input></text:span><text:span text:style-name="T13"> </text:span><text:span text:style-name="T13"><text:text-input text:description="&lt;company.city&gt;">City</text:text-input></text:span><text:span text:style-name="T13"> </text:span><text:span text:style-name="T13"><text:text-input text:description="&lt;company.country_id.name&gt;">Country</text:text-input></text:span><text:span text:style-name="T11"><text:line-break/></text:span><text:span text:style-name="T11"><text:text-input text:description="&lt;(company.phone and 'Tél.:           ' or '') + (company.phone and company.phone or '')&gt;">Phone</text:text-input></text:span><text:span text:style-name="T11"><text:line-break/></text:span><text:span text:style-name="T11"><text:text-input text:description="&lt;(company.fax and 'Fax:             ' or '') + (company.fax and company.fax or '')&gt;">Fax</text:text-input></text:span><text:span text:style-name="T11"><text:line-break/></text:span><text:span text:style-name="T7"><text:text-input text:description="&lt;company.email and company.email&gt;">Email</text:text-input></text:span></text:p>
          </table:table-cell>
          <table:table-cell table:style-name="Tableau3.A1" office:value-type="string">
            <text:p text:style-name="P68"><draw:frame draw:style-name="fr2" draw:name="image: asimage(company.logo,0,333,200,'px')" text:anchor-type="as-char" svg:width="4.606cm" svg:height="2.769cm" draw:z-index="0"><draw:text-box><text:p text:style-name="Frame_20_contents"/></draw:text-box></draw:frame> </text:p>
          </table:table-cell>
        </table:table-row>
      </table:table>
      <text:p text:style-name="P7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0"><text:text-input text:description="&lt;if test=&quot;o.state != 'draft' &quot;&gt;">If</text:text-input></text:p>
            <text:p text:style-name="P27"><text:text-input text:description="&lt;if test=&quot;o.partner_shipping_id&quot;&gt;">If</text:text-input> </text:p>
            <text:p text:style-name="P19">Adresse de livraison:</text:p>
            <text:p text:style-name="P55"><text:span text:style-name="T23"><text:text-input text:description="&lt;if test=&quot;o.partner_shipping_id.name&quot;&gt;">If</text:text-input></text:span><text:span text:style-name="T23"><text:line-break/></text:span><text:span text:style-name="T22"><text:text-input text:description="&lt; (o.partner_shipping_id.title and o.partner_shipping_id.title.name + ' ') or '' &gt;">Title </text:text-input></text:span><text:span text:style-name="T22"><text:text-input text:description="&lt; (o.partner_shipping_id.name and o.partner_shipping_id.name) or '' &gt;">Name</text:text-input></text:span></text:p>
            <text:p text:style-name="P29"><text:text-input text:description="&lt;/if&gt;">Endif</text:text-input></text:p>
            <text:p text:style-name="P44"><text:text-input text:description="&lt; (o.partner_shipping_id.partner_id and o.partner_shipping_id.partner_id.name) or '' &gt;">Partner name</text:text-input></text:p>
            <text:p text:style-name="P36"><text:text-input text:description="&lt;if test=&quot;o.partner_shipping_id.street&quot;&gt;">If</text:text-input></text:p>
            <text:p text:style-name="P46"><text:text-input text:description="&lt;o.partner_shipping_id.street or ''&gt;">Street</text:text-input></text:p>
            <text:p text:style-name="P37"><text:text-input text:description="&lt;/if&gt;">Endif</text:text-input></text:p>
            <text:p text:style-name="P38"><text:text-input text:description="&lt;if test=&quot;o.partner_shipping_id.street2&quot;&gt;">If</text:text-input></text:p>
            <text:p text:style-name="P45"><text:text-input text:description="&lt; o.partner_shipping_id.street2&gt;">street 2</text:text-input></text:p>
            <text:p text:style-name="P39"><text:text-input text:description="&lt;/if&gt;">Endif</text:text-input></text:p>
            <text:p text:style-name="P4"><text:span text:style-name="T5"><text:text-input text:description="&lt; o.partner_shipping_id.zip + ' ' or '' &gt;">Zip </text:text-input></text:span><text:span text:style-name="T5"><text:text-input text:description="&lt;o.partner_shipping_id.city and o.partner_shipping_id.city.upper() &gt;">City </text:text-input></text:span></text:p>
            <text:p text:style-name="P4"><text:span text:style-name="T5"><text:text-input text:description="&lt; o.partner_shipping_id.state_id and o.partner_shipping_id.state_id.name + ' '&gt;">State </text:text-input></text:span><text:span text:style-name="T5"><text:text-input text:description="&lt;o.partner_shipping_id.country_id and o.partner_shipping_id.country_id.name.upper()&gt;">Country</text:text-input></text:span></text:p>
            <text:p text:style-name="P27"><text:text-input text:description="&lt;/if&gt;">Endif</text:text-input></text:p>
            <text:p text:style-name="P27"/>
            <text:p text:style-name="P28"><text:text-input text:description="&lt;if test=&quot;o.partner_invoice_id&quot;&gt;">If</text:text-input> </text:p>
            <text:p text:style-name="P20">Adresse de <text:span text:style-name="T19">facturation</text:span>:</text:p>
            <text:p text:style-name="P56"><text:span text:style-name="T23"><text:text-input text:description="&lt;if test=&quot;o.partner_invoice_id.name&quot;&gt;">If</text:text-input></text:span><text:span text:style-name="T23"><text:line-break/></text:span><text:span text:style-name="T22"><text:text-input text:description="&lt; (o.partner_invoice_id.title and o.partner_invoice_id.title.name + ' ') or '' &gt;">Title </text:text-input></text:span><text:span text:style-name="T22"><text:text-input text:description="&lt; (o.partner_invoice_id.name and o.partner_invoice_id.name) or '' &gt;">Name</text:text-input></text:span></text:p>
            <text:p text:style-name="P34"><text:text-input text:description="&lt;/if&gt;">Endif</text:text-input></text:p>
            <text:p text:style-name="P40"><text:text-input text:description="&lt; (o.partner_invoice_id.partner_id and o.partner_invoice_id.partner_id.name) or '' &gt;">Partner name</text:text-input></text:p>
            <text:p text:style-name="P42"><text:text-input text:description="&lt;if test=&quot;o.partner_invoice_id.street&quot;&gt;">If</text:text-input></text:p>
            <text:p text:style-name="P41"><text:text-input text:description="&lt; o.partner_invoice_id.street or ''&gt;">Street</text:text-input></text:p>
            <text:p text:style-name="P33"><text:text-input text:description="&lt;/if&gt;">Endif</text:text-input></text:p>
            <text:p text:style-name="P43"><text:text-input text:description="&lt;if test=&quot;o.partner_invoice_id.street2&quot;&gt;">If</text:text-input></text:p>
            <text:p text:style-name="P40"><text:text-input text:description="&lt; o.partner_invoice_id.street2 or ''&gt;">street 2</text:text-input></text:p>
            <text:p text:style-name="P35"><text:text-input text:description="&lt;/if&gt;">Endif</text:text-input></text:p>
            <text:p text:style-name="P5"><text:span text:style-name="T5"><text:text-input text:description="&lt; o.partner_invoice_id.zip + ' ' or '' &gt;">Zip </text:text-input></text:span><text:span text:style-name="T5"><text:text-input text:description="&lt; o.partner_invoice_id.city and o.partner_invoice_id.city.upper() &gt;">City </text:text-input></text:span></text:p>
            <text:p text:style-name="P5"><text:span text:style-name="T5"><text:text-input text:description="&lt; o.partner_invoice_id.state_id and o.partner_invoice_id.state_id.name + ' '&gt;">State </text:text-input></text:span><text:span text:style-name="T5"><text:text-input text:description="&lt;o.partner_invoice_id.country_id and o.partner_invoice_id.country_id.name.upper()&gt;">Country</text:text-input></text:span></text:p>
            <text:p text:style-name="P31"><text:text-input text:description="&lt;/if&gt;">Endif</text:text-input></text:p>
            <text:p text:style-name="P31"><text:text-input text:description="&lt;/if&gt;">Endif</text:text-input></text:p>
          </table:table-cell>
          <table:table-cell table:style-name="Tableau1.A1" office:value-type="string">
            <text:p text:style-name="P76"><text:span text:style-name="T20"><text:text-input text:description="&lt;if test=&quot;o.partner_order_id&quot;&gt;">If</text:text-input></text:span><text:span text:style-name="T20"> </text:span></text:p>
            <text:p text:style-name="P87"><text:span text:style-name="T27">Adresse de c</text:span><text:span text:style-name="T20">ontact</text:span>:</text:p>
            <text:p text:style-name="P89"><text:span text:style-name="T12"><text:text-input text:description="&lt; (o.partner_id  and o.partner_id.name) or '' &gt;">Name</text:text-input></text:span><text:span text:style-name="T12"> </text:span></text:p>
            <text:p text:style-name="P78"><text:text-input text:description="&lt;if test=&quot;o.partner_order_id.name and (o.partner_id.name != o.partner_order_id.name)&quot;&gt;">If</text:text-input></text:p>
            <text:p text:style-name="P90"><text:span text:style-name="T28"><text:text-input text:description="&lt; (o.partner_order_id.title and o.partner_order_id.title.name + ' ') or '' &gt;">Title </text:text-input></text:span><text:span text:style-name="T28"><text:text-input text:description="&lt; (o.partner_order_id.name) or '' &gt;">Name</text:text-input></text:span></text:p>
            <text:p text:style-name="P91"><text:text-input text:description="&lt;/if&gt;">Endif</text:text-input></text:p>
            <text:p text:style-name="P77"><text:text-input text:description="&lt;if test=&quot;o.partner_order_id.street&quot;&gt;">If</text:text-input></text:p>
            <text:p text:style-name="P74"><text:text-input text:description="&lt;o.partner_order_id.street or ''&gt;">Street</text:text-input></text:p>
            <text:p text:style-name="P79"><text:text-input text:description="&lt;/if&gt;">Endif</text:text-input></text:p>
            <text:p text:style-name="P80"><text:text-input text:description="&lt;if test=&quot;o.partner_order_id.street2&quot;&gt;">If</text:text-input></text:p>
            <text:p text:style-name="P73"><text:text-input text:description="&lt; (o.partner_order_id and o.partner_order_id.street2) or '' &gt;">street2</text:text-input></text:p>
            <text:p text:style-name="P80"><text:text-input text:description="&lt;/if&gt;">Endif</text:text-input></text:p>
            <text:p text:style-name="P73"><text:text-input text:description="&lt; (o.partner_order_id.zip and o.partner_order_id.zip + ' ') or '' &gt;">Zip </text:text-input><text:text-input text:description="&lt; (o.partner_order_id.city and o.partner_order_id.city.upper()) or '' &gt;">City</text:text-input></text:p>
            <text:p text:style-name="P73"><text:text-input text:description="&lt; (o.partner_order_id and o.partner_order_id.state_id and o.partner_order_id.state_id.name + ' ') or ''&gt;">State </text:text-input><text:text-input text:description="&lt; (o.partner_order_id and o.partner_order_id.country_id and o.partner_order_id.country_id.name.upper()) or '' &gt;">Country</text:text-input></text:p>
            <text:p text:style-name="P73"/>
            <text:p text:style-name="P81"><text:text-input text:description="&lt;if test=&quot;o.partner_order_id.phone&quot;&gt;">If</text:text-input></text:p>
            <text:p text:style-name="P75"><text:span text:style-name="T24">Tél.: </text:span><text:span text:style-name="T22"><text:text-input text:description="&lt;o.partner_order_id.phone&gt;">Phone</text:text-input></text:span></text:p>
            <text:p text:style-name="P83"><text:text-input text:description="&lt;/if&gt;">Endif</text:text-input></text:p>
            <text:p text:style-name="P84"><text:text-input text:description="&lt;if test=&quot;o.partner_order_id.fax&quot;&gt;">If</text:text-input></text:p>
            <text:p text:style-name="P88"><text:span text:style-name="T6">Fax: </text:span><text:span text:style-name="T5"><text:text-input text:description="&lt;o.partner_order_id.fax&gt;">Fax</text:text-input></text:span></text:p>
            <text:p text:style-name="P85"><text:text-input text:description="&lt;/if&gt;">Endif</text:text-input></text:p>
            <text:p text:style-name="P86"><text:text-input text:description="&lt;if test=&quot;o.partner_id and o.partner_id.vat&quot;&gt;">If</text:text-input></text:p>
            <text:p text:style-name="P88"><text:span text:style-name="T6">TVA: </text:span><text:span text:style-name="T5"><text:text-input text:description="&lt;o.partner_id.vat&gt;">VAT</text:text-input></text:span></text:p>
            <text:p text:style-name="P86"><text:text-input text:description="&lt;/if&gt;">Endif</text:text-input></text:p>
            <text:p text:style-name="P82"><text:text-input text:description="&lt;/if&gt;">Endif</text:text-input></text:p>
          </table:table-cell>
        </table:table-row>
      </table:table>
      <text:p text:style-name="P69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5"><text:text-input text:description="&lt;if test=&quot;o.state=='draft'&quot;&gt;">If</text:text-input></text:p>
            <text:p text:style-name="P61"><text:span text:style-name="T17">Devis</text:span> <text:span text:style-name="T16">N°: </text:span><text:span text:style-name="T16"><text:text-input text:description="&lt;o.name&gt;">Order No</text:text-input></text:span></text:p>
            <text:p text:style-name="P25"><text:text-input text:description="&lt;/if&gt;">Endif</text:text-input></text:p>
            <text:p text:style-name="P25"><text:text-input text:description="&lt;if test=&quot;o.state != 'draft' &quot;&gt;">If</text:text-input></text:p>
            <text:p text:style-name="P7"><text:span text:style-name="T32">Accusé de réception de c</text:span><text:span text:style-name="T33">ommande </text:span><text:span text:style-name="T34">N°</text:span><text:span text:style-name="T34">: </text:span><text:span text:style-name="T34"><text:text-input text:description="&lt;o.name&gt;">Order No</text:text-input></text:span></text:p>
            <text:p text:style-name="P25"><text:text-input text:description="&lt;/if&gt;">Endif</text:text-input></text:p>
          </table:table-cell>
          <table:table-cell table:style-name="Tableau7.B1" office:value-type="string">
            <text:p text:style-name="P103"><text:span text:style-name="T25"><text:text-input text:description="&lt;if test=&quot;o.state=='draft'&quot;&gt;">If</text:text-input></text:span></text:p>
            <text:p text:style-name="P105"><text:span text:style-name="T31">En d</text:span>ate <text:span text:style-name="T31">du</text:span> <text:span text:style-name="T4"><text:text-input text:description="&lt;formatLang(o.date_order,date = True)&gt;">Date</text:text-input></text:span></text:p>
            <text:p text:style-name="P18"><text:span text:style-name="T30">Valide jusqu'au </text:span><text:span text:style-name="T4"><text:text-input text:description="&lt;formatLang(o.validity_date,date=True) &gt;">Date de validité</text:text-input></text:span></text:p>
            <text:p text:style-name="P101"><text:text-input text:description="&lt;/if&gt;">Endif</text:text-input></text:p>
            <text:p text:style-name="P104"><text:span text:style-name="T25"><text:text-input text:description="&lt;if test=&quot;o.state !='draft'&quot;&gt;">If</text:text-input></text:span></text:p>
            <text:p text:style-name="P106"><text:span text:style-name="T26">En d</text:span><text:span text:style-name="T25">ate </text:span><text:span text:style-name="T26">du</text:span><text:span text:style-name="T25"> </text:span><text:span text:style-name="T8"><text:text-input text:description="&lt;formatLang(o.date_confirm,date = True)&gt;">Date</text:text-input></text:span></text:p>
            <text:p text:style-name="P102"><text:text-input text:description="&lt;/if&gt;">Endif</text:text-input></text:p>
          </table:table-cell>
        </table:table-row>
      </table:table>
      <text:p text:style-name="P6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11"><text:span text:style-name="T21">Votre</text:span> référence</text:p>
            </table:table-cell>
            <table:table-cell table:style-name="Tableau5.A1" office:value-type="string">
              <text:p text:style-name="P11">Votre <text:span text:style-name="T21">contact</text:span></text:p>
            </table:table-cell>
            <table:table-cell table:style-name="Tableau5.A1" office:value-type="string">
              <text:p text:style-name="P16">Garantie</text:p>
            </table:table-cell>
            <table:table-cell table:style-name="Tableau5.D1" office:value-type="string">
              <text:p text:style-name="P15">Conditions de paiement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47"><text:text-input text:description="&lt;o.client_order_ref&gt;">Reference</text:text-input></text:p>
          </table:table-cell>
          <table:table-cell table:style-name="Tableau5.A2" office:value-type="float" office:value="0">
            <text:p text:style-name="P50"><text:text-input text:description="&lt;(o.user_id  and o.user_id.name) or ''&gt;">Nom du contact</text:text-input></text:p>
          </table:table-cell>
          <table:table-cell table:style-name="Tableau5.A2" office:value-type="float" office:value="0">
            <text:p text:style-name="P49"><text:text-input text:description="&lt;str(o.warranty) + ' an(s)'&gt;">xx an(s)</text:text-input></text:p>
          </table:table-cell>
          <table:table-cell table:style-name="Tableau5.D2" office:value-type="float" office:value="0">
            <text:p text:style-name="P51"><text:text-input text:description="&lt;(o.payment_term  and o.payment_term.name) or ''&gt;">Conditions de paiement</text:text-input></text:p>
          </table:table-cell>
        </table:table-row>
      </table:table>
      <text:p text:style-name="P32"><text:text-input text:description="&lt;if test=&quot;o.note&quot;&gt;">If</text:text-input></text:p>
      <text:p text:style-name="P57"/>
      <text:p text:style-name="P94"><text:text-input text:description="&lt;format(o.note or '')&gt;">Notes</text:text-input></text:p>
      <text:p text:style-name="P32"><text:text-input text:description="&lt;/if&gt;">Endif</text:text-input></text:p>
      <text:p text:style-name="P7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header-rows>
          <table:table-row table:style-name="Tableau2.1">
            <table:table-cell table:style-name="Tableau2.A1" office:value-type="string">
              <text:p text:style-name="P10">Description </text:p>
            </table:table-cell>
            <table:table-cell table:style-name="Tableau2.A1" office:value-type="string">
              <text:p text:style-name="P9"><text:s/><text:span text:style-name="T18">Taxes</text:span> </text:p>
            </table:table-cell>
            <table:table-cell table:style-name="Tableau2.A1" office:value-type="string">
              <text:p text:style-name="P17">Prix tarif (HT)</text:p>
            </table:table-cell>
            <table:table-cell table:style-name="Tableau2.A1" office:value-type="string">
              <text:p text:style-name="P17">Rem.(%)</text:p>
            </table:table-cell>
            <table:table-cell table:style-name="Tableau2.A1" office:value-type="string">
              <text:p text:style-name="P12">P.U.(HT)</text:p>
            </table:table-cell>
            <table:table-cell table:style-name="Tableau2.A1" office:value-type="string">
              <text:p text:style-name="P13">Qté</text:p>
            </table:table-cell>
            <table:table-cell table:style-name="Tableau2.G1" office:value-type="string">
              <text:p text:style-name="P14">Prix net (HT)</text:p>
            </table:table-cell>
          </table:table-row>
        </table:table-header-rows>
        <table:table-row table:style-name="Tableau2.1">
          <table:table-cell table:style-name="Tableau2.A2" table:number-columns-spanned="7" office:value-type="string">
            <text:p text:style-name="P52"><text:text-input text:description="&lt;for each=&quot;line in o.abstract_line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2.3">
          <table:table-cell table:style-name="Tableau2.A3" office:value-type="float" office:value="0">
            <text:p text:style-name="P23"><text:text-input text:description="&lt;if test=&quot;line.layout_type == 'title' &quot;&gt;">If</text:text-input></text:p>
          </table:table-cell>
          <table:table-cell table:style-name="Tableau2.A3">
            <text:p text:style-name="P59"/>
          </table:table-cell>
          <table:table-cell table:style-name="Tableau2.A3">
            <text:p text:style-name="P48"/>
          </table:table-cell>
          <table:table-cell table:style-name="Tableau2.A3">
            <text:p text:style-name="P48"/>
          </table:table-cell>
          <table:table-cell table:style-name="Tableau2.A3">
            <text:p text:style-name="P53"/>
          </table:table-cell>
          <table:table-cell table:style-name="Tableau2.A3">
            <text:p text:style-name="P53"/>
          </table:table-cell>
          <table:table-cell table:style-name="Tableau2.G3">
            <text:p text:style-name="P53"/>
          </table:table-cell>
        </table:table-row>
        <table:table-row table:style-name="Tableau2.3">
          <table:table-cell table:style-name="Tableau2.A4" table:number-columns-spanned="7" office:value-type="float" office:value="0">
            <text:p text:style-name="P21"><text:text-input text:description="&lt;line.name&gt;">Titr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office:value-type="float" office:value="0">
            <text:p text:style-name="P23"><text:text-input text:description="&lt;/if&gt;">Endif</text:text-input></text:p>
          </table:table-cell>
          <table:table-cell table:style-name="Tableau2.A3">
            <text:p text:style-name="P59"/>
          </table:table-cell>
          <table:table-cell table:style-name="Tableau2.A3">
            <text:p text:style-name="P48"/>
          </table:table-cell>
          <table:table-cell table:style-name="Tableau2.A3">
            <text:p text:style-name="P48"/>
          </table:table-cell>
          <table:table-cell table:style-name="Tableau2.A3">
            <text:p text:style-name="P53"/>
          </table:table-cell>
          <table:table-cell table:style-name="Tableau2.A3">
            <text:p text:style-name="P53"/>
          </table:table-cell>
          <table:table-cell table:style-name="Tableau2.G3">
            <text:p text:style-name="P53"/>
          </table:table-cell>
        </table:table-row>
        <table:table-row table:style-name="Tableau2.3">
          <table:table-cell table:style-name="Tableau2.G3" table:number-columns-spanned="7" office:value-type="float" office:value="0">
            <text:p text:style-name="P66"><text:text-input text:description="&lt;if test=&quot;line.layout_type == 'text'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G3" table:number-columns-spanned="7" office:value-type="float" office:value="0">
            <text:p text:style-name="P67"><text:span text:style-name="T10"><text:text-input text:description="&lt;line.name or ''&gt;">Remarque :</text:text-input></text:span><text:span text:style-name="T10"> </text:span><text:span text:style-name="T9"><text:text-input text:description="&lt;line.notes and (': ' + line.notes) or ''&gt;">Notes et commentaires sur la remarqu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G3" table:number-columns-spanned="7" office:value-type="float" office:value="0">
            <text:p text:style-name="P66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office:value-type="float" office:value="0">
            <text:p text:style-name="P22"><text:text-input text:description="&lt;if test=&quot;line.layout_type == 'line' &quot;&gt;">If</text:text-input></text:p>
          </table:table-cell>
          <table:table-cell table:style-name="Tableau2.A3">
            <text:p text:style-name="P59"/>
          </table:table-cell>
          <table:table-cell table:style-name="Tableau2.A3">
            <text:p text:style-name="P48"/>
          </table:table-cell>
          <table:table-cell table:style-name="Tableau2.A3">
            <text:p text:style-name="P48"/>
          </table:table-cell>
          <table:table-cell table:style-name="Tableau2.A3">
            <text:p text:style-name="P53"/>
          </table:table-cell>
          <table:table-cell table:style-name="Tableau2.A3">
            <text:p text:style-name="P53"/>
          </table:table-cell>
          <table:table-cell table:style-name="Tableau2.G3">
            <text:p text:style-name="P53"/>
          </table:table-cell>
        </table:table-row>
        <table:table-row table:style-name="Tableau2.10">
          <table:table-cell table:style-name="Tableau2.A10" table:number-columns-spanned="7"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office:value-type="float" office:value="0">
            <text:p text:style-name="P23"><text:text-input text:description="&lt;/if&gt;">Endif</text:text-input></text:p>
          </table:table-cell>
          <table:table-cell table:style-name="Tableau2.A3">
            <text:p text:style-name="P59"/>
          </table:table-cell>
          <table:table-cell table:style-name="Tableau2.A3">
            <text:p text:style-name="P48"/>
          </table:table-cell>
          <table:table-cell table:style-name="Tableau2.A3">
            <text:p text:style-name="P48"/>
          </table:table-cell>
          <table:table-cell table:style-name="Tableau2.A3">
            <text:p text:style-name="P53"/>
          </table:table-cell>
          <table:table-cell table:style-name="Tableau2.A3">
            <text:p text:style-name="P53"/>
          </table:table-cell>
          <table:table-cell table:style-name="Tableau2.G3">
            <text:p text:style-name="P53"/>
          </table:table-cell>
        </table:table-row>
        <table:table-row table:style-name="Tableau2.3">
          <table:table-cell table:style-name="Tableau2.A3" office:value-type="float" office:value="0">
            <text:p text:style-name="P24"><text:text-input text:description="&lt;if test=&quot;(line.layout_type == 'article')&quot;&gt;">If</text:text-input></text:p>
          </table:table-cell>
          <table:table-cell table:style-name="Tableau2.A3">
            <text:p text:style-name="P59"/>
          </table:table-cell>
          <table:table-cell table:style-name="Tableau2.A3">
            <text:p text:style-name="P48"/>
          </table:table-cell>
          <table:table-cell table:style-name="Tableau2.A3">
            <text:p text:style-name="P48"/>
          </table:table-cell>
          <table:table-cell table:style-name="Tableau2.A3">
            <text:p text:style-name="P53"/>
          </table:table-cell>
          <table:table-cell table:style-name="Tableau2.A3">
            <text:p text:style-name="P53"/>
          </table:table-cell>
          <table:table-cell table:style-name="Tableau2.G3">
            <text:p text:style-name="P53"/>
          </table:table-cell>
        </table:table-row>
        <table:table-row table:style-name="Tableau2.3">
          <table:table-cell table:style-name="Tableau2.A3" office:value-type="float" office:value="0">
            <text:p text:style-name="P26"><text:text-input text:description="&lt;if test=&quot;(not line.pack_parent_line_id)&quot;&gt;">If</text:text-input></text:p>
            <text:p text:style-name="P24"><text:text-input text:description="&lt;line.name&gt;">Produit</text:text-input></text:p>
            <text:p text:style-name="P26"><text:text-input text:description="&lt;/if&gt;">Endif</text:text-input></text:p>
            <text:p text:style-name="P26"><text:text-input text:description="&lt;if test=&quot;(line.pack_parent_line_id)&quot;&gt;">If</text:text-input></text:p>
            <text:p text:style-name="P99"><text:bookmark text:name=":28"/><text:span text:style-name="T35">►</text:span><text:span text:style-name="T15"><text:text-input text:description="&lt;line.name.replace(&quot;&gt;&quot;, &quot;&quot;)&gt;">Produit</text:text-input></text:span></text:p>
            <text:p text:style-name="P26"><text:text-input text:description="&lt;/if&gt;">Endif</text:text-input></text:p>
          </table:table-cell>
          <table:table-cell table:style-name="Tableau2.A3" office:value-type="float" office:value="0">
            <text:p text:style-name="P64"><text:text-input text:description="&lt;', '.join(map(lambda x: x.name, line.tax_id))&gt;">Tax</text:text-input></text:p>
          </table:table-cell>
          <table:table-cell table:style-name="Tableau2.A3" office:value-type="float" office:value="0">
            <text:p text:style-name="P62"><text:text-input text:description="&lt;formatLang(line.price_unit, dp='Sale Price', currency_obj=o.pricelist_id.currency_id)&gt;">Unit Price</text:text-input></text:p>
          </table:table-cell>
          <table:table-cell table:style-name="Tableau2.A3" office:value-type="float" office:value="0">
            <text:p text:style-name="P62"><text:text-input text:description="&lt;formatLang(line.discount, digits=get_digits(dp='Sale Price'))&gt;">Discount</text:text-input></text:p>
          </table:table-cell>
          <table:table-cell table:style-name="Tableau2.A3" office:value-type="float" office:value="0">
            <text:p text:style-name="P63"><text:text-input text:description="&lt;formatLang(line.price_discount, dp='Sale Price', currency_obj=o.pricelist_id.currency_id)&gt;">Discounted Price</text:text-input></text:p>
          </table:table-cell>
          <table:table-cell table:style-name="Tableau2.A3" office:value-type="float" office:value="0">
            <text:p text:style-name="P60"><text:text-input text:description="&lt;(formatLang(line.product_uom and line.product_uom_qty or line.product_uom_qty)) + ' ' + (line.product_uom and line.product_uom.name or line.product_uom.name)&gt;">Qty</text:text-input></text:p>
          </table:table-cell>
          <table:table-cell table:style-name="Tableau2.G3" office:value-type="float" office:value="0">
            <text:p text:style-name="P63"><text:text-input text:description="&lt;formatLang(line.price_subtotal, dp='Sale Price', currency_obj=o.pricelist_id.currency_id)&gt;">Unit Price</text:text-input></text:p>
          </table:table-cell>
        </table:table-row>
        <table:table-row table:style-name="Tableau2.14">
          <table:table-cell table:style-name="Tableau2.G3" table:number-columns-spanned="7" office:value-type="float" office:value="0">
            <text:p text:style-name="P95"><text:text-input text:description="&lt;if test=&quot;line.notes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4">
          <table:table-cell table:style-name="Tableau2.A15" table:number-columns-spanned="7" office:value-type="float" office:value="0">
            <text:p text:style-name="P97"><text:text-input text:description="&lt;if test=&quot;line.product_id.product_image&quot;&gt;">If</text:text-input></text:p>
            <text:p text:style-name="P98">(Photo non contractuelle)<draw:frame draw:style-name="fr3" draw:name="image: asimage(line.product_id.product_image,0,400,400,'px', True)" text:anchor-type="char" svg:width="2.563cm" svg:height="1.746cm" draw:z-index="3"><draw:text-box><text:p text:style-name="Frame_20_contents"/></draw:text-box></draw:frame></text:p>
            <text:p text:style-name="P96"><text:text-input text:description="&lt;/if&gt;">Endif</text:text-input></text:p>
            <text:p text:style-name="P100"><text:text-input text:description="&lt;line.notes or ''&gt;">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4">
          <table:table-cell table:style-name="Tableau2.G3" table:number-columns-spanned="7" office:value-type="float" office:value="0">
            <text:p text:style-name="P95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4">
          <table:table-cell table:style-name="Tableau2.G3" table:number-columns-spanned="7" office:value-type="float" office:value="0">
            <text:p text:style-name="P72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8">
          <table:table-cell table:style-name="Tableau2.G3" table:number-columns-spanned="7" office:value-type="float" office:value="0">
            <text:p text:style-name="P52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float" office:value="0">
            <text:p text:style-name="P8">Total (HT)</text:p>
          </table:table-cell>
          <table:table-cell table:style-name="Tableau4.B1" office:value-type="float" office:value="0">
            <text:p text:style-name="P58"><text:text-input text:description="&lt;formatLang(o.amount_untaxed, dp='Purchase Price Total', currency_obj=o.pricelist_id.currency_id)&gt;">Price</text:text-input></text:p>
          </table:table-cell>
        </table:table-row>
        <table:table-row>
          <table:table-cell table:style-name="Tableau4.A2" office:value-type="float" office:value="0">
            <text:p text:style-name="P8">Taxes</text:p>
          </table:table-cell>
          <table:table-cell table:style-name="Tableau4.B2" office:value-type="float" office:value="0">
            <text:p text:style-name="P54"><text:text-input text:description="&lt;formatLang(o.amount_tax, dp='Purchase Price Total', currency_obj=o.pricelist_id.currency_id)&gt;">Taxes</text:text-input></text:p>
          </table:table-cell>
        </table:table-row>
        <table:table-row table:style-name="Tableau4.3">
          <table:table-cell table:style-name="Tableau4.A2" office:value-type="float" office:value="0">
            <text:p text:style-name="P8">Total (TTC)</text:p>
          </table:table-cell>
          <table:table-cell table:style-name="Tableau4.B3" office:value-type="float" office:value="0">
            <text:p text:style-name="P58"><text:text-input text:description="&lt;formatLang(o.amount_total, dp='Purchase Price Total', currency_obj=o.pricelist_id.currency_id)&gt;">Total</text:text-input></text:p>
          </table:table-cell>
        </table:table-row>
      </table:table>
      <text:p text:style-name="P93"><text:text-input text:description="&lt;if test=&quot;o.user_id and o.user_id.signature&quot;&gt;">If</text:text-input></text:p>
      <text:p text:style-name="P93"><text:text-input text:description="&lt;o.user_id.signature&gt;">Signature</text:text-input></text:p>
      <text:p text:style-name="P93"><text:text-input text:description="&lt;/if&gt;">End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1b819d5"/>
    </style:style>
    <style:style style:name="MT3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2"><draw:text-box fo:min-height="1.065cm"><text:p text:style-name="MP2"/><text:p text:style-name="MP2"/><text:p text:style-name="MP3"><text:span text:style-name="MT1">Page</text:span><text:span text:style-name="MT2"> </text:span><text:span text:style-name="MT2"><text:page-number text:select-page="current">2</text:page-number></text:span><text:span text:style-name="MT2"> </text:span><text:span text:style-name="MT1">sur </text:span><text:span text:style-name="MT2"><text:page-count>2</text:page-count></text:span></text:p></draw:text-box></draw:frame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1"><text:span text:style-name="MT3">Contact: </text:span><text:text-input text:description="&lt;user.name&gt;">User name</text:text-inpu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5-14T16:41:17.23</dc:date>
    <meta:editing-duration>P1DT20M52S</meta:editing-duration>
    <meta:editing-cycles>649</meta:editing-cycles>
    <meta:generator>LibreOffice/3.6$Windows_x86 LibreOffice_project/2ef5aff-a6fb0ff-166bdff-cf087ad-0f1389</meta:generator>
    <meta:document-statistic meta:table-count="6" meta:image-count="0" meta:object-count="0" meta:page-count="2" meta:paragraph-count="130" meta:word-count="225" meta:character-count="1150" meta:non-whitespace-character-count="1043"/>
    <meta:user-defined meta:name="Info 1"/>
    <meta:user-defined meta:name="Info 2"/>
    <meta:user-defined meta:name="Info 3"/>
    <meta:user-defined meta:name="Info 4"/>
  </office:meta>
</office:document-meta>
</file>